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938in" fo:margin-left="0.0313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1.9188in"/>
    </style:style>
    <style:style style:name="Table1.C" style:family="table-column">
      <style:table-column-properties style:column-width="1.0882in"/>
    </style:style>
    <style:style style:name="Table1.D" style:family="table-column">
      <style:table-column-properties style:column-width="1.2847in"/>
    </style:style>
    <style:style style:name="Table1.E" style:family="table-column">
      <style:table-column-properties style:column-width="1.6181in"/>
    </style:style>
    <style:style style:name="Table1.A1" style:family="table-cell">
      <style:table-cell-properties style:vertical-align="middle" fo:padding="0.0694in" fo:border="1pt solid #000000"/>
    </style:style>
    <style:style style:name="Table2" style:family="table">
      <style:table-properties style:width="6.8938in" fo:margin-left="0.0313in" table:align="left"/>
    </style:style>
    <style:style style:name="Table2.A" style:family="table-column">
      <style:table-column-properties style:column-width="0.8924in"/>
    </style:style>
    <style:style style:name="Table2.B" style:family="table-column">
      <style:table-column-properties style:column-width="1.3417in"/>
    </style:style>
    <style:style style:name="Table2.C" style:family="table-column">
      <style:table-column-properties style:column-width="1.991in"/>
    </style:style>
    <style:style style:name="Table2.D" style:family="table-column">
      <style:table-column-properties style:column-width="0.8958in"/>
    </style:style>
    <style:style style:name="Table2.E" style:family="table-column">
      <style:table-column-properties style:column-width="1.7729in"/>
    </style:style>
    <style:style style:name="Table2.A1" style:family="table-cell">
      <style:table-cell-properties style:vertical-align="middle" fo:padding="0.0694in" fo:border="1pt solid #000000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2965in"/>
    </style:style>
    <style:style style:name="Table3.B" style:family="table-column">
      <style:table-column-properties style:column-width="1.2681in"/>
    </style:style>
    <style:style style:name="Table3.C" style:family="table-column">
      <style:table-column-properties style:column-width="2.4069in"/>
    </style:style>
    <style:style style:name="Table3.D" style:family="table-column">
      <style:table-column-properties style:column-width="2.0049in"/>
    </style:style>
    <style:style style:name="Table3.E" style:family="table-column">
      <style:table-column-properties style:column-width="0.9486in"/>
    </style:style>
    <style:style style:name="Table3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size="10pt" officeooo:paragraph-rsid="0014ae81" style:font-size-asian="10pt" style:font-size-complex="10pt"/>
    </style:style>
    <style:style style:name="P2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able_20_Contents">
      <style:text-properties officeooo:paragraph-rsid="0014ae81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Table_20_Contents">
      <style:paragraph-properties style:writing-mode="lr-tb"/>
      <style:text-properties officeooo:paragraph-rsid="0014ae81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style:text-underline-style="none" fo:font-weight="bold" officeooo:rsid="0020cba4" officeooo:paragraph-rsid="0020cba4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249432" officeooo:paragraph-rsid="00249432" style:font-weight-asian="bold" style:font-weight-complex="bold"/>
    </style:style>
    <style:style style:name="P9" style:family="paragraph" style:parent-style-name="Standard">
      <style:text-properties style:text-underline-style="none" fo:font-weight="bold" officeooo:paragraph-rsid="0024e658" style:font-weight-asian="bold" style:font-weight-complex="bold"/>
    </style:style>
    <style:style style:name="P10" style:family="paragraph" style:parent-style-name="Standard">
      <style:text-properties style:text-underline-style="none" officeooo:paragraph-rsid="0020cba4"/>
    </style:style>
    <style:style style:name="P11" style:family="paragraph" style:parent-style-name="Standard">
      <style:text-properties style:text-underline-style="none" fo:font-weight="normal" officeooo:rsid="0020cba4" officeooo:paragraph-rsid="0020cba4" style:font-weight-asian="normal" style:font-weight-complex="normal"/>
    </style:style>
    <style:style style:name="P12" style:family="paragraph" style:parent-style-name="Standard">
      <style:text-properties style:text-underline-style="none" officeooo:paragraph-rsid="0024e658"/>
    </style:style>
    <style:style style:name="P13" style:family="paragraph" style:parent-style-name="Standard">
      <style:text-properties style:text-underline-style="none" officeooo:paragraph-rsid="002bc9e7"/>
    </style:style>
    <style:style style:name="P14" style:family="paragraph" style:parent-style-name="Standard">
      <style:text-properties style:text-underline-style="none" officeooo:paragraph-rsid="002e00b4"/>
    </style:style>
    <style:style style:name="P15" style:family="paragraph" style:parent-style-name="Standard">
      <style:text-properties style:text-underline-style="none" officeooo:rsid="002e00b4" officeooo:paragraph-rsid="002e00b4"/>
    </style:style>
    <style:style style:name="P16" style:family="paragraph" style:parent-style-name="Standard">
      <style:text-properties style:text-underline-style="none" officeooo:rsid="0036f2bd" officeooo:paragraph-rsid="0036f2bd"/>
    </style:style>
    <style:style style:name="P17" style:family="paragraph" style:parent-style-name="Standard">
      <style:text-properties style:text-underline-style="none" officeooo:paragraph-rsid="0039750a"/>
    </style:style>
    <style:style style:name="P18" style:family="paragraph" style:parent-style-name="Standard">
      <style:text-properties officeooo:paragraph-rsid="0020cba4"/>
    </style:style>
    <style:style style:name="P19" style:family="paragraph" style:parent-style-name="Standard">
      <style:text-properties fo:font-weight="bold" officeooo:paragraph-rsid="0020cba4" style:font-weight-asian="bold" style:font-weight-complex="bold"/>
    </style:style>
    <style:style style:name="P20" style:family="paragraph" style:parent-style-name="Standard">
      <style:text-properties fo:font-weight="bold" officeooo:rsid="0020cba4" officeooo:paragraph-rsid="0020cba4" style:font-weight-asian="bold" style:font-weight-complex="bold"/>
    </style:style>
    <style:style style:name="P21" style:family="paragraph" style:parent-style-name="Standard">
      <style:text-properties officeooo:rsid="0020cba4" officeooo:paragraph-rsid="0020cba4"/>
    </style:style>
    <style:style style:name="P22" style:family="paragraph" style:parent-style-name="Standard">
      <style:text-properties fo:font-weight="normal" officeooo:rsid="002bc9e7" officeooo:paragraph-rsid="002bc9e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officeooo:paragraph-rsid="004492c8"/>
    </style:style>
    <style:style style:name="P25" style:family="paragraph" style:parent-style-name="Standard">
      <style:paragraph-properties style:writing-mode="lr-tb"/>
      <style:text-properties officeooo:paragraph-rsid="00360cac"/>
    </style:style>
    <style:style style:name="P26" style:family="paragraph" style:parent-style-name="Standard">
      <style:paragraph-properties fo:margin-top="0.1665in" fo:margin-bottom="0.1665in" loext:contextual-spacing="false" fo:line-height="138%" fo:text-align="center" style:justify-single-word="false" style:writing-mode="lr-tb"/>
      <style:text-properties fo:font-size="10pt" officeooo:paragraph-rsid="0014ae81" style:font-size-asian="10pt" style:font-size-complex="10pt"/>
    </style:style>
    <style:style style:name="P27" style:family="paragraph" style:parent-style-name="Text_20_body">
      <style:text-properties style:text-underline-style="none" officeooo:paragraph-rsid="0028af3e"/>
    </style:style>
    <style:style style:name="P28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size="10pt" officeooo:paragraph-rsid="0014ae81" style:font-size-asian="10pt" style:font-size-complex="10pt"/>
    </style:style>
    <style:style style:name="P29" style:family="paragraph" style:parent-style-name="Table_20_Contents">
      <style:text-properties fo:font-size="2pt" style:font-size-asian="2pt" style:font-size-complex="2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>
      <style:paragraph-properties style:writing-mode="lr-tb"/>
    </style:style>
    <style:style style:name="P32" style:family="paragraph" style:parent-style-name="Table_20_Contents">
      <style:paragraph-properties style:writing-mode="lr-tb"/>
      <style:text-properties officeooo:paragraph-rsid="0014ae81"/>
    </style:style>
    <style:style style:name="P33" style:family="paragraph" style:parent-style-name="Table_20_Contents">
      <style:paragraph-properties style:writing-mode="lr-tb"/>
      <style:text-properties officeooo:paragraph-rsid="002e9138"/>
    </style:style>
    <style:style style:name="P34" style:family="paragraph" style:parent-style-name="Table_20_Contents">
      <style:paragraph-properties style:writing-mode="lr-tb"/>
      <style:text-properties fo:font-weight="bold" officeooo:rsid="002e9138" officeooo:paragraph-rsid="002e9138" style:font-weight-asian="bold" style:font-weight-complex="bold"/>
    </style:style>
    <style:style style:name="P35" style:family="paragraph" style:parent-style-name="Table_20_Contents">
      <style:paragraph-properties style:writing-mode="lr-tb"/>
      <style:text-properties officeooo:paragraph-rsid="00360cac"/>
    </style:style>
    <style:style style:name="P36" style:family="paragraph" style:parent-style-name="Table_20_Contents">
      <style:paragraph-properties fo:text-align="start" style:justify-single-word="false" style:writing-mode="lr-tb"/>
    </style:style>
    <style:style style:name="P37" style:family="paragraph">
      <loext:graphic-properties draw:fill="solid" draw:fill-color="#ffffff" draw:opacity="100%"/>
      <style:paragraph-properties fo:background-color="#ffffff" style:writing-mode="lr-tb"/>
    </style:style>
    <style:style style:name="P38" style:family="paragraph">
      <style:paragraph-properties fo:text-align="start" style:justify-single-word="false" style:writing-mode="lr-tb"/>
    </style:style>
    <style:style style:name="P39" style:family="paragraph">
      <style:paragraph-properties fo:text-align="start" style:justify-single-word="false" style:writing-mode="lr-tb"/>
      <style:text-properties officeooo:paragraph-rsid="004492c8"/>
    </style:style>
    <style:style style:name="P40" style:family="paragraph" style:parent-style-name="Table_20_Contents">
      <style:paragraph-properties fo:margin-top="0in" fo:margin-bottom="0.1965in" loext:contextual-spacing="false"/>
    </style:style>
    <style:style style:name="P4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2" style:family="paragraph" style:parent-style-name="Table_20_Contents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afafa"/>
    </style:style>
    <style:style style:name="P4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afafa"/>
    </style:style>
    <style:style style:name="P4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f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ff" style:text-line-through-style="none" style:text-line-through-type="none" style:text-underline-style="none" style:text-blinking="false" fo:background-color="transparent"/>
    </style:style>
    <style:style style:name="P5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24292e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3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24292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24292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24292f" style:text-line-through-style="none" style:text-line-through-type="none" style:text-underline-style="none" style:text-blinking="false" fo:background-color="transparent"/>
    </style:style>
    <style:style style:name="P56" style:family="paragraph" style:parent-style-name="Table_20_Contents">
      <style:paragraph-properties fo:margin-top="0in" fo:margin-bottom="0in" loext:contextual-spacing="false" fo:line-height="120%" style:writing-mode="lr-tb"/>
    </style:style>
    <style:style style:name="P5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58" style:family="paragraph" style:parent-style-name="Table_20_Contents">
      <style:paragraph-properties fo:margin-top="0in" fo:margin-bottom="0in" loext:contextual-spacing="false" fo:line-height="138%" fo:text-align="justify" style:justify-single-word="false" style:writing-mode="lr-tb"/>
    </style:style>
    <style:style style:name="P59" style:family="paragraph" style:parent-style-name="Table_20_Contents">
      <style:paragraph-properties fo:margin-top="0.1665in" fo:margin-bottom="0.166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fe3d2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47ceec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afafa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ff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4292f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officeooo:rsid="001e0e40"/>
    </style:style>
    <style:style style:name="T14" style:family="text">
      <style:text-properties officeooo:rsid="001fe3d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e9138" style:font-weight-asian="bold" style:font-weight-complex="bold"/>
    </style:style>
    <style:style style:name="T17" style:family="text">
      <style:text-properties fo:font-weight="bold" officeooo:rsid="00360cac" style:font-weight-asian="bold" style:font-weight-complex="bold"/>
    </style:style>
    <style:style style:name="T18" style:family="text">
      <style:text-properties officeooo:rsid="0024e658"/>
    </style:style>
    <style:style style:name="T19" style:family="text">
      <style:text-properties officeooo:rsid="002bc9e7"/>
    </style:style>
    <style:style style:name="T20" style:family="text">
      <style:text-properties officeooo:rsid="002c6003"/>
    </style:style>
    <style:style style:name="T21" style:family="text">
      <style:text-properties officeooo:rsid="002d67c8"/>
    </style:style>
    <style:style style:name="T22" style:family="text">
      <style:text-properties officeooo:rsid="002e00b4"/>
    </style:style>
    <style:style style:name="T23" style:family="text">
      <style:text-properties officeooo:rsid="002e9138"/>
    </style:style>
    <style:style style:name="T24" style:family="text">
      <style:text-properties officeooo:rsid="00303ed2"/>
    </style:style>
    <style:style style:name="T25" style:family="text">
      <style:text-properties officeooo:rsid="003218de"/>
    </style:style>
    <style:style style:name="T26" style:family="text">
      <style:text-properties officeooo:rsid="0036f2bd"/>
    </style:style>
    <style:style style:name="T27" style:family="text">
      <style:text-properties style:font-name="Arial" fo:font-size="10pt" fo:font-style="normal" fo:font-weight="normal"/>
    </style:style>
    <style:style style:name="T28" style:family="text">
      <style:text-properties style:font-name="Arial" fo:font-size="11pt" fo:font-style="normal" fo:font-weight="normal"/>
    </style:style>
    <style:style style:name="T29" style:family="text">
      <style:text-properties officeooo:rsid="004492c8"/>
    </style:style>
    <style:style style:name="T30" style:family="text">
      <style:text-properties officeooo:rsid="0045e2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bookmark text:name="docs-internal-guid-01911d56-7fff-4a30-a631-a647a297b86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1">Test Type</text:p>
          </table:table-cell>
          <table:table-cell table:style-name="Table1.A1" office:value-type="string">
            <text:p text:style-name="P41">Test Cases</text:p>
          </table:table-cell>
          <table:table-cell table:style-name="Table1.A1" office:value-type="string">
            <text:p text:style-name="P59">given Input </text:p>
          </table:table-cell>
          <table:table-cell table:style-name="Table1.A1" office:value-type="string">
            <text:p text:style-name="P41">expected output </text:p>
          </table:table-cell>
          <table:table-cell table:style-name="Table1.A1" office:value-type="string">
            <text:p text:style-name="P41">Actual output with response time</text:p>
          </table:table-cell>
        </table:table-row>
        <table:table-row>
          <table:table-cell table:style-name="Table1.A1" table:number-rows-spanned="2" office:value-type="string">
            <text:p text:style-name="P43">CBL</text:p>
            <text:p text:style-name="Table_20_Contents"/>
          </table:table-cell>
          <table:table-cell table:style-name="Table1.A1" table:number-rows-spanned="2" office:value-type="string">
            <text:p text:style-name="P43">CBLlexicalization</text:p>
            <text:p text:style-name="P43">(see test case 1)</text:p>
            <text:p text:style-name="P40"/>
            <text:p text:style-name="P43">endpoints:</text:p>
            <text:p text:style-name="P46">/lexicalization/</text:p>
            <text:p text:style-name="P46">and </text:p>
            <text:p text:style-name="P49"> <text:span text:style-name="T27">/createLemon</text:span></text:p>
            <text:p text:style-name="P40"/>
            <text:p text:style-name="P43">Configuration</text:p>
            <text:p text:style-name="P56"><text:a xlink:type="simple" xlink:href="https://github.com/Pret-a-LLOD/SoftwareQualityEvaluation" text:style-name="Internet_20_link" text:visited-style-name="Visited_20_Internet_20_Link"><text:span text:style-name="T10">param-conf</text:span></text:a></text:p>
          </table:table-cell>
          <table:table-cell table:style-name="Table1.A1" office:value-type="string">
            <text:p text:style-name="P43">class: Actor</text:p>
            <text:p text:style-name="Table_20_Contents"/>
          </table:table-cell>
          <table:table-cell table:style-name="Table1.A1" table:number-rows-spanned="2" office:value-type="string">
            <text:p text:style-name="P44">links between linguistic pattern and KB in OntoLex Lemon format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8"><text:span text:style-name="T3">output</text:span><text:span text:style-name="T4">: </text:span></text:p>
            <text:p text:style-name="P56"><text:a xlink:type="simple" xlink:href="https://github.com/Pret-a-LLOD/SoftwareQualityEvaluation" text:style-name="Internet_20_link" text:visited-style-name="Visited_20_Internet_20_Link"><text:span text:style-name="T10">actor-actual</text:span></text:a></text:p>
            <text:p text:style-name="P58"><text:span text:style-name="T3">RS</text:span><text:span text:style-name="T4">:</text:span><text:span text:style-name="T7">1.162 Hour</text:span></text:p>
            <text:p text:style-name="Table_20_Contents"/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43">340 classes</text:p>
          </table:table-cell>
          <table:covered-table-cell/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</text:span></text:p>
            <text:p text:style-name="P58"><text:a xlink:type="simple" xlink:href="https://github.com/Pret-a-LLOD/SoftwareQualityEvaluation" text:style-name="Internet_20_link" text:visited-style-name="Visited_20_Internet_20_Link"><text:span text:style-name="T10">all-classes</text:span></text:a></text:p>
            <text:p text:style-name="P58"><text:span text:style-name="T3">RS</text:span><text:span text:style-name="T4">: 10 days</text:span></text:p>
          </table:table-cell>
        </table:table-row>
        <table:table-row>
          <table:table-cell table:style-name="Table1.A1" table:number-rows-spanned="4" office:value-type="string">
            <text:p text:style-name="P43">TermItUp</text:p>
            <text:p text:style-name="P43">(english)</text:p>
            <text:p text:style-name="Table_20_Contents"/>
          </table:table-cell>
          <table:table-cell table:style-name="Table1.A1" office:value-type="string">
            <text:p text:style-name="P45">term-extract</text:p>
            <text:p text:style-name="P43">(see test case 2.1)</text:p>
            <text:p text:style-name="P40"/>
            <text:p text:style-name="P43">endpoint:</text:p>
            <text:p text:style-name="P46">/extract_terminology/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n-text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xpected-term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 </text:span><text:a xlink:type="simple" xlink:href="https://github.com/Pret-a-LLOD/SoftwareQualityEvaluation/tree/main/TermitUp" text:style-name="Internet_20_link" text:visited-style-name="Visited_20_Internet_20_Link"><text:span text:style-name="T10">en-terms</text:span></text:a></text:p>
            <text:p text:style-name="P56"><text:span text:style-name="T3">RS</text:span><text:span text:style-name="T4">: 1 Sec</text:span></text:p>
          </table:table-cell>
        </table:table-row>
        <table:table-row>
          <table:covered-table-cell/>
          <table:table-cell table:style-name="Table1.A1" office:value-type="string">
            <text:p text:style-name="P45">postprocess</text:p>
            <text:p text:style-name="P43">(see test case 2.2)</text:p>
            <text:p text:style-name="P40"/>
            <text:p text:style-name="P43">endpoint:</text:p>
            <text:p text:style-name="P57"><text:span text:style-name="T8">/postprocess_terminology/</text:span><text:span text:style-name="T9"> </text:span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n-terms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xpected-process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 </text:span><text:a xlink:type="simple" xlink:href="https://github.com/Pret-a-LLOD/SoftwareQualityEvaluation/tree/main/TermitUp" text:style-name="Internet_20_link" text:visited-style-name="Visited_20_Internet_20_Link"><text:span text:style-name="T10">term-process</text:span></text:a></text:p>
            <text:p text:style-name="P56"><text:span text:style-name="T3">RS</text:span><text:span text:style-name="T4">: 12 Sec</text:span></text:p>
            <text:p text:style-name="P43">- plural partially works</text:p>
          </table:table-cell>
        </table:table-row>
        <table:table-row>
          <table:covered-table-cell/>
          <table:table-cell table:style-name="Table1.A1" office:value-type="string">
            <text:p text:style-name="P45">enrich-terminology</text:p>
            <text:p text:style-name="P43">(see test case 2.3)</text:p>
            <text:p text:style-name="P40"/>
            <text:p text:style-name="P43">endpoint:</text:p>
            <text:p text:style-name="P46">/enrich_terminology/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iate-match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xpected-match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</text:span></text:p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n-es-term</text:span></text:a></text:p>
            <text:p text:style-name="P56"><text:span text:style-name="T3">RS</text:span><text:span text:style-name="T4">: 11 Sec</text:span></text:p>
          </table:table-cell>
        </table:table-row>
        <table:table-row>
          <table:covered-table-cell/>
          <table:table-cell table:style-name="Table1.A1" office:value-type="string">
            <text:p text:style-name="P45">validation</text:p>
            <text:p text:style-name="P43">(see test case 2.4)</text:p>
            <text:p text:style-name="P40"/>
            <text:p text:style-name="P43">endpoint:</text:p>
            <text:p text:style-name="P46">/validate_relations/ 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terms-valid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xpected-valid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 </text:span><text:a xlink:type="simple" xlink:href="https://github.com/Pret-a-LLOD/SoftwareQualityEvaluation/tree/main/TermitUp" text:style-name="Internet_20_link" text:visited-style-name="Visited_20_Internet_20_Link"><text:span text:style-name="T10">en-skos</text:span></text:a></text:p>
            <text:p text:style-name="P56"><text:span text:style-name="T3">RS</text:span><text:span text:style-name="T4">: 14 Sec</text:span></text:p>
          </table:table-cell>
        </table:table-row>
        <text:soft-page-break/>
        <table:table-row>
          <table:table-cell table:style-name="Table1.A1" table:number-rows-spanned="4" office:value-type="string">
            <text:p text:style-name="P43">TermItUp</text:p>
            <text:p text:style-name="P43">(spanish)</text:p>
          </table:table-cell>
          <table:table-cell table:style-name="Table1.A1" office:value-type="string">
            <text:p text:style-name="P45">term-extract</text:p>
            <text:p text:style-name="P43">(see test case 3)</text:p>
            <text:p text:style-name="P40"/>
            <text:p text:style-name="P43">endpoint:</text:p>
            <text:p text:style-name="P46">/extract_terminology/ 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s-text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xpected-term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 </text:span><text:a xlink:type="simple" xlink:href="https://github.com/Pret-a-LLOD/SoftwareQualityEvaluation/tree/main/TermitUp" text:style-name="Internet_20_link" text:visited-style-name="Visited_20_Internet_20_Link"><text:span text:style-name="T10">es-terms</text:span></text:a></text:p>
            <text:p text:style-name="P56"><text:span text:style-name="T3">RS</text:span><text:span text:style-name="T4">: 1 Sec</text:span></text:p>
          </table:table-cell>
        </table:table-row>
        <table:table-row>
          <table:covered-table-cell/>
          <table:table-cell table:style-name="Table1.A1" office:value-type="string">
            <text:p text:style-name="P45">postprocess</text:p>
            <text:p text:style-name="P40"/>
            <text:p text:style-name="P43">endpoint:</text:p>
            <text:p text:style-name="P47">/postprocess_terminology/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s-terms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xpected-process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 </text:span><text:a xlink:type="simple" xlink:href="https://github.com/fazleh2010/software-quality" text:style-name="Internet_20_link" text:visited-style-name="Visited_20_Internet_20_Link"><text:span text:style-name="T5">term-process</text:span></text:a></text:p>
            <text:p text:style-name="P56"><text:span text:style-name="T3">RS</text:span><text:span text:style-name="T4">: 15 Sec</text:span></text:p>
          </table:table-cell>
        </table:table-row>
        <table:table-row>
          <table:covered-table-cell/>
          <table:table-cell table:style-name="Table1.A1" office:value-type="string">
            <text:p text:style-name="P45">enrich-terminology</text:p>
            <text:p text:style-name="P40"/>
            <text:p text:style-name="P43">endpoint:</text:p>
            <text:p text:style-name="P46">/enrich_terminology/  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iate-match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xpected-match</text:span></text:a></text:p>
          </table:table-cell>
          <table:table-cell table:style-name="Table1.A1" office:value-type="string">
            <text:p text:style-name="P42">Status: F</text:p>
            <text:p text:style-name="P58"><text:span text:style-name="T3">Error: </text:span><text:span text:style-name="T4">Cosmetic</text:span></text:p>
          </table:table-cell>
        </table:table-row>
        <table:table-row>
          <table:covered-table-cell/>
          <table:table-cell table:style-name="Table1.A1" office:value-type="string">
            <text:p text:style-name="P45">validation</text:p>
            <text:p text:style-name="P40"/>
            <text:p text:style-name="P43">endpoint:</text:p>
            <text:p text:style-name="P46">/validate_relations/ 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terms-valid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10">expected-valid</text:span></text:a></text:p>
          </table:table-cell>
          <table:table-cell table:style-name="Table1.A1" office:value-type="string">
            <text:p text:style-name="P42">Status: F</text:p>
            <text:p text:style-name="P58"><text:span text:style-name="T3">Error: </text:span><text:span text:style-name="T4">Cosmetic</text:span></text:p>
          </table:table-cell>
        </table:table-row>
      </table:table>
      <text:p text:style-name="P26"><text:bookmark text:name="docs-internal-guid-c4c9782e-7fff-c923-f139-2a3ffe2f1eba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>Test Type</text:p>
          </table:table-cell>
          <table:table-cell table:style-name="Table2.A1" office:value-type="string">
            <text:p>Test Cases</text:p>
          </table:table-cell>
          <table:table-cell table:style-name="Table2.A1" office:value-type="string">
            <text:p>given Input </text:p>
          </table:table-cell>
          <table:table-cell table:style-name="Table2.A1" office:value-type="string">
            <text:p>expected output </text:p>
          </table:table-cell>
          <table:table-cell table:style-name="Table2.A1" office:value-type="string">
            <text:p>Actual output with response time</text:p>
          </table:table-cell>
        </table:table-row>
        <table:table-row>
          <table:table-cell table:style-name="Table2.A1" table:number-rows-spanned="2" office:value-type="string">
            <text:p>CIDER-EM</text:p>
            <text:p text:style-name="Table_20_Contents"/>
          </table:table-cell>
          <table:table-cell table:style-name="Table2.A1" office:value-type="string">
            <text:p text:style-name="P36">align-ontologies</text:p>
            <text:p text:style-name="P36">(test case 4.1)</text:p>
            <text:p text:style-name="P30"/>
            <text:p text:style-name="P30">end point</text:p>
            <text:p text:style-name="P24"><text:bookmark text:name="docs-internal-guid-48c30643-7fff-6196-3750-f03a29d106fc"/>/align/ontologies</text:p>
            <text:p text:style-name="P23"/>
            <text:p text:style-name="P23"/>
            <text:p text:style-name="P23"/>
            <text:p text:style-name="P30"/>
          </table:table-cell>
          <table:table-cell table:style-name="Table2.A1" office:value-type="string">
            <text:p text:style-name="P36">uri1:http://oaei.ontologymatching.org/2011/benchmarks/101/onto.rdf</text:p>
            <text:p text:style-name="P30"/>
            <text:p text:style-name="P36">uri2=http://oaei.ontologymatching.org/2011/benchmarks/203/onto.rdf</text:p>
          </table:table-cell>
          <table:table-cell table:style-name="Table2.A1" office:value-type="string">
            <text:p>align <text:span text:style-name="T29">two</text:span> ontologies</text:p>
            <text:p text:style-name="P30"/>
            <text:p text:style-name="P36">RS: 5-30 Min</text:p>
          </table:table-cell>
          <table:table-cell table:style-name="Table2.A1" office:value-type="string">
            <text:p text:style-name="P36">Status: S</text:p>
            <text:p text:style-name="P36"><text:a xlink:type="simple" xlink:href="https://github.com/Pret-a-LLOD/SoftwareQualityEvaluation" text:style-name="Internet_20_link" text:visited-style-name="Visited_20_Internet_20_Link">aligned-ontology</text:a></text:p>
            <text:p text:style-name="P36">RS:11 Min</text:p>
            <text:p text:style-name="P36"/>
            <text:p text:style-name="P36"/>
            <text:p text:style-name="P36"/>
            <text:p text:style-name="P36"/>
            <text:p text:style-name="P36"/>
            <text:p text:style-name="P30"/>
          </table:table-cell>
        </table:table-row>
        <table:table-row>
          <table:covered-table-cell/>
          <table:table-cell table:style-name="Table2.A1" office:value-type="string">
            <text:p>align-entities</text:p>
            <text:p>(test case 4.2)</text:p>
            <text:p text:style-name="Table_20_Contents"/>
            <text:p text:style-name="Table_20_Contents">endpoint</text:p>
            <text:p text:style-name="Table_20_Contents">/align/entities/</text:p>
          </table:table-cell>
          <table:table-cell table:style-name="Table2.A1" office:value-type="string">
            <text:p>uri1:http://oaei.ontologymatching.org/2011/benchmarks/101/onto.rdf</text:p>
            <text:p text:style-name="Table_20_Contents"/>
            <text:p>uri2=http://oaei.ontologymatching.org/2011/benchmarks/203/<text:soft-page-break/>onto.rdf</text:p>
          </table:table-cell>
          <table:table-cell table:style-name="Table2.A1" office:value-type="string">
            <text:p>similarity&gt;0.5</text:p>
          </table:table-cell>
          <table:table-cell table:style-name="Table2.A1" office:value-type="string">
            <text:p>Status: S</text:p>
            <text:p><text:a xlink:type="simple" xlink:href="https://github.com/Pret-a-LLOD/SoftwareQualityEvaluation" text:style-name="Internet_20_link" text:visited-style-name="Visited_20_Internet_20_Link">aligned-output</text:a></text:p>
            <text:p><text:span text:style-name="T15">RS</text:span>: <text:span text:style-name="T30">2.75 minutes</text:span></text:p>
            <text:p>similarity:0.973</text:p>
            <text:p text:style-name="Table_20_Contents"/>
          </table:table-cell>
        </table:table-row>
        <table:table-row>
          <table:table-cell table:style-name="Table2.A1" table:number-rows-spanned="2" office:value-type="string">
            <text:p>OTIC</text:p>
          </table:table-cell>
          <table:table-cell table:style-name="Table2.A1" office:value-type="string">
            <text:p>indirect-translation</text:p>
            <text:p>(test case 5.1)</text:p>
            <text:p text:style-name="Table_20_Contents"/>
            <text:p>endpoint</text:p>
            <text:p>/translation/{source}-{target}/{entry}</text:p>
          </table:table-cell>
          <table:table-cell table:style-name="Table2.A1" office:value-type="string">
            <text:p>GET http://localhost:8001/translation/en-es-fr/dog</text:p>
          </table:table-cell>
          <table:table-cell table:style-name="Table2.A1" office:value-type="string">
            <text:p>Chien, Chienne</text:p>
          </table:table-cell>
          <table:table-cell table:style-name="Table2.A1" office:value-type="string">
            <text:p>Status:S</text:p>
            <text:p>output:</text:p>
            <text:p>source:http://linguistic.linkeddata.es/id/apertium/lexiconEN/dog-n-en</text:p>
            <text:p>target:http://linguistic.linkeddata.es/id/apertium/lexiconFR/chien-n-fr</text:p>
            <text:p>RS: 1 Sec</text:p>
          </table:table-cell>
        </table:table-row>
        <table:table-row>
          <table:covered-table-cell/>
          <table:table-cell table:style-name="Table2.A1" office:value-type="string">
            <text:p>bilingual-dictionary</text:p>
            <text:p>(test case 5.2)</text:p>
            <text:p text:style-name="Table_20_Contents"/>
            <text:p>endpoint</text:p>
            <text:p>/translation/{source}-{target}/</text:p>
          </table:table-cell>
          <table:table-cell table:style-name="Table2.A1" office:value-type="string">
            <text:p>GET http://localhost:8001/translation/en-es-fr/</text:p>
          </table:table-cell>
          <table:table-cell table:style-name="Table2.A1" office:value-type="string">
            <text:p>english to french dictionary</text:p>
            <text:p text:style-name="Table_20_Contents"/>
            <text:p>RS:1-6 hours</text:p>
          </table:table-cell>
          <table:table-cell table:style-name="Table2.A1" office:value-type="string">
            <text:p>Status:S</text:p>
            <text:p>output:</text:p>
            <text:p><text:a xlink:type="simple" xlink:href="https://github.com/Pret-a-LLOD/SoftwareQualityEvaluation" text:style-name="Internet_20_link" text:visited-style-name="Visited_20_Internet_20_Link">english-france-dictionary</text:a></text:p>
            <text:p>RS: 1 hours</text:p>
          </table:table-cell>
        </table:table-row>
        <table:table-row>
          <table:table-cell table:style-name="Table2.A1" table:number-rows-spanned="2" office:value-type="string">
            <text:p>Cycles</text:p>
          </table:table-cell>
          <table:table-cell table:style-name="Table2.A1" office:value-type="string">
            <text:p>indirect-translation</text:p>
            <text:p>(test case 6.1)</text:p>
            <text:p text:style-name="Table_20_Contents"/>
            <text:p>endpoint</text:p>
            <text:p>/translation/{source}-{target}/{entry}</text:p>
          </table:table-cell>
          <table:table-cell table:style-name="Table2.A1" office:value-type="string">
            <text:p>GET http://localhost:8020/translation/en-fr/dog</text:p>
          </table:table-cell>
          <table:table-cell table:style-name="Table2.A1" office:value-type="string">
            <text:p>Chien, Chienne</text:p>
          </table:table-cell>
          <table:table-cell table:style-name="Table2.A1" office:value-type="string">
            <text:p>Status:S</text:p>
            <text:p>output:</text:p>
            <text:p>target:chien-n-fr</text:p>
            <text:p>score:0.8333333</text:p>
            <text:p>cycle:</text:p>
            <text:p>perro-n-es,chien-n-fr,hundo-n-eo,dog-n-en</text:p>
            <text:p>RS: 2 Sec</text:p>
          </table:table-cell>
        </table:table-row>
        <table:table-row>
          <table:covered-table-cell/>
          <table:table-cell table:style-name="Table2.A1" office:value-type="string">
            <text:p>bilingual-dictionary</text:p>
            <text:p>(test case 6.2)</text:p>
            <text:p text:style-name="Table_20_Contents"/>
            <text:p>endpoint</text:p>
            <text:p>/translation/{source}-{target}/</text:p>
          </table:table-cell>
          <table:table-cell table:style-name="Table2.A1" office:value-type="string">
            <text:p>GET http://localhost:8001/translation/test/en-fr</text:p>
          </table:table-cell>
          <table:table-cell table:style-name="Table2.A1" office:value-type="string">
            <text:p>english to france dictionary</text:p>
            <text:p text:style-name="Table_20_Contents"/>
            <text:p>RS:1-6 hours</text:p>
          </table:table-cell>
          <table:table-cell table:style-name="Table2.A1" office:value-type="string">
            <text:p>Status:S</text:p>
            <text:p>output:</text:p>
            <text:p><text:a xlink:type="simple" xlink:href="https://github.com/Pret-a-LLOD/SoftwareQualityEvaluation" text:style-name="Internet_20_link" text:visited-style-name="Visited_20_Internet_20_Link">english-france-dictionary</text:a></text:p>
            <text:p>RS: 2 hours</text:p>
          </table:table-cell>
        </table:table-row>
      </table:table>
      <text:p text:style-name="P26"><text:bookmark text:name="docs-internal-guid-4b58f1db-7fff-7403-bb42-4fc481e10a2c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3">No</text:p>
          </table:table-cell>
          <table:table-cell table:style-name="Table3.A1" office:value-type="string">
            <text:p text:style-name="P43">Software</text:p>
          </table:table-cell>
          <table:table-cell table:style-name="Table3.A1" office:value-type="string">
            <text:p text:style-name="P43">Installation &amp; </text:p>
            <text:p text:style-name="P43">run</text:p>
          </table:table-cell>
          <table:table-cell table:style-name="Table3.A1" office:value-type="string">
            <text:p text:style-name="P43">Endpoints &amp;</text:p>
            <text:p text:style-name="P43">input and output</text:p>
          </table:table-cell>
          <table:table-cell table:style-name="Table3.A1" office:value-type="string">
            <text:p text:style-name="P43">Notes</text:p>
          </table:table-cell>
        </table:table-row>
        <table:table-row>
          <table:table-cell table:style-name="Table3.A1" office:value-type="string">
            <text:p text:style-name="P43">1.</text:p>
          </table:table-cell>
          <table:table-cell table:style-name="Table3.A1" office:value-type="string">
            <text:p text:style-name="P43">Link-otic</text:p>
            <text:p text:style-name="P56"><text:a xlink:type="simple" xlink:href="https://github.com/Pret-a-LLOD/OTIC-api" text:style-name="Internet_20_link" text:visited-style-name="Visited_20_Internet_20_Link"><text:span text:style-name="T10">GIthub</text:span></text:a></text:p>
            <text:p text:style-name="P56"><text:soft-page-break/><text:a xlink:type="simple" xlink:href="https://hub.docker.com/r/pretallod/link-otic" text:style-name="Internet_20_link" text:visited-style-name="Visited_20_Internet_20_Link"><text:span text:style-name="T10">dockerHub</text:span></text:a></text:p>
          </table:table-cell>
          <table:table-cell table:style-name="Table3.A1" office:value-type="string">
            <text:p text:style-name="P43">-docker pull pretallod/link-otic</text:p>
            <text:p text:style-name="P43">-docker run -p 8001:8080 -t <text:soft-page-break/>pretallod/link-otic</text:p>
            <text:p text:style-name="P50">-works</text:p>
          </table:table-cell>
          <table:table-cell table:style-name="Table3.A1" office:value-type="string">
            <text:p text:style-name="P43">Endpoint 1:</text:p>
            <text:p text:style-name="P43">/translation/en-es-fr/dog</text:p>
            <text:p text:style-name="P56"><text:soft-page-break/><text:span text:style-name="T11">-works<text:line-break/><text:line-break/>curl -X 'GET' \</text:span></text:p>
            <text:p text:style-name="P50">'http://localhost:8001/translation/en-es-fr/dog' \</text:p>
            <text:p text:style-name="P51">  <text:span text:style-name="T28">-H 'accept: */*'</text:span></text:p>
            <text:p text:style-name="P40"/>
            <text:p text:style-name="P43">Endpoint 2:</text:p>
            <text:p text:style-name="P43">/translation/en-es-fr</text:p>
            <text:p text:style-name="P50">-takes 3 days</text:p>
          </table:table-cell>
          <table:table-cell table:style-name="Table3.A1" office:value-type="string">
            <text:p text:style-name="P43">-Plz provide the direct <text:soft-page-break/>link of the swagger document. </text:p>
            <text:p text:style-name="P56"><text:span text:style-name="T4">-Plz provide curl command (or swagger), so that the command can be copied when testing <text:line-break/>Julia&gt; Done</text:span></text:p>
            <text:p text:style-name="P56"><text:span text:style-name="T4">-Plz mention in Github how long it takes to get response from each endpoints in case (Endpoint 2) <text:line-break/>Julia&gt; Done</text:span></text:p>
          </table:table-cell>
        </table:table-row>
        <table:table-row>
          <table:table-cell table:style-name="Table3.A1" office:value-type="string">
            <text:p text:style-name="P43">3</text:p>
          </table:table-cell>
          <table:table-cell table:style-name="Table3.A1" office:value-type="string">
            <text:p text:style-name="P43">Cycles-api</text:p>
            <text:p text:style-name="P56"><text:a xlink:type="simple" xlink:href="https://github.com/Pret-a-LLOD/Cycles-api" text:style-name="Internet_20_link" text:visited-style-name="Visited_20_Internet_20_Link"><text:span text:style-name="T10">GitHub</text:span></text:a></text:p>
            <text:p text:style-name="P56"><text:a xlink:type="simple" xlink:href="https://hub.docker.com/r/pretallod/link-cycles" text:style-name="Internet_20_link" text:visited-style-name="Visited_20_Internet_20_Link"><text:span text:style-name="T10">dockerHub</text:span></text:a></text:p>
          </table:table-cell>
          <table:table-cell table:style-name="Table3.A1" office:value-type="string">
            <text:p text:style-name="P43">-docker pull pretallod/link-cycles</text:p>
            <text:p text:style-name="P43">-docker run -p 8001:8080 -t pretallod/link-cycles</text:p>
            <text:p text:style-name="P50">-works</text:p>
          </table:table-cell>
          <table:table-cell table:style-name="Table3.A1" office:value-type="string">
            <text:p text:style-name="P43">The software produce similar results like OTIC but use different algorithm</text:p>
            <text:p text:style-name="P40"/>
            <text:p text:style-name="P43">Endpoint 1:</text:p>
            <text:p text:style-name="P43">/translation/en-es-fr/dog</text:p>
            <text:p text:style-name="P50">-works</text:p>
            <text:p text:style-name="P40"/>
            <text:p text:style-name="P43">Endpoint 2:</text:p>
            <text:p text:style-name="P52">/translation/en-fr?format=tsv</text:p>
            <text:p text:style-name="P50">-not tested since it returns <text:soft-page-break/>csv</text:p>
            <text:p text:style-name="P40"/>
            <text:p text:style-name="P43">Endpoint 3:</text:p>
            <text:p text:style-name="P52">/translation/test/en-fr</text:p>
            <text:p text:style-name="P50">-works</text:p>
            <text:p text:style-name="Table_20_Contents"/>
          </table:table-cell>
          <table:table-cell table:style-name="Table3.A1" office:value-type="string">
            <text:p text:style-name="P43">-Plz provide the curl command to run to test (either in github or swagger)</text:p>
            <text:p text:style-name="Table_20_Contents"/>
          </table:table-cell>
        </table:table-row>
        <table:table-row>
          <table:table-cell table:style-name="Table3.A1" office:value-type="string">
            <text:p text:style-name="P43">5. </text:p>
          </table:table-cell>
          <table:table-cell table:style-name="Table3.A1" office:value-type="string">
            <text:p text:style-name="P43">CIDER-EM</text:p>
            <text:p text:style-name="P56"><text:a xlink:type="simple" xlink:href="https://github.com/Pret-a-LLOD/CIDER-EM-api" text:style-name="Internet_20_link" text:visited-style-name="Visited_20_Internet_20_Link"><text:span text:style-name="T10">GitHub</text:span></text:a></text:p>
            <text:p text:style-name="P43">dockerHub</text:p>
          </table:table-cell>
          <table:table-cell table:style-name="Table3.A1" office:value-type="string">
            <text:p text:style-name="P43">-docker pull pretallod/link-cider-em</text:p>
            <text:p text:style-name="P40"/>
            <text:p text:style-name="P43">-docker run -p 8001:8080 -t pretallod/link-cider-em</text:p>
            <text:p text:style-name="P40"/>
            <text:p text:style-name="P50">-works</text:p>
          </table:table-cell>
          <table:table-cell table:style-name="Table3.A1" office:value-type="string">
            <text:p text:style-name="P43">Endpoint 1:</text:p>
            <text:p text:style-name="P53">align/entities</text:p>
            <text:p text:style-name="P50">-works</text:p>
            <text:p text:style-name="P40"/>
            <text:p text:style-name="P43">Endpoint 2:</text:p>
            <text:p text:style-name="P54">/align/ontologies</text:p>
            <text:p text:style-name="P40"/>
            <text:p text:style-name="P50">-does not work for me. The command</text:p>
            <text:p text:style-name="P55"> </text:p>
            <text:p text:style-name="P56"><text:span text:style-name="T4">curl -i -H "Accept: application/json" -H "Content-Type: application/json" -X GET </text:span><text:span text:style-name="T12">uri1=http://oaei.ontologymatching.org/2011/benchmarks/101/onto.rdf&amp;uri2=http://oaei.ontologymatching.org/2011/benchmarks/203/onto.rdf</text:span></text:p>
            <text:p text:style-name="Table_20_Contents"/>
          </table:table-cell>
          <table:table-cell table:style-name="Table3.A1" office:value-type="string">
            <text:p text:style-name="P43">-Plz mention in the document that it is 9GB image (installation requirement)</text:p>
            <text:p text:style-name="P43">Julia&gt; Done</text:p>
            <text:p text:style-name="P40"/>
            <text:p text:style-name="P43">-Endpoint 2 did not work for me. I think it is because my command  is wrong. Should I use double quote in the url? Can you please inform me the class where endpoint is declared or send the command that works for you.</text:p>
          </table:table-cell>
        </table:table-row>
        <text:soft-page-break/>
        <table:table-row>
          <table:table-cell table:style-name="Table3.A1" office:value-type="string">
            <text:p text:style-name="P43">4.</text:p>
          </table:table-cell>
          <table:table-cell table:style-name="Table3.A1" office:value-type="string">
            <text:p text:style-name="P43">TermitUp</text:p>
            <text:p text:style-name="P56"><text:a xlink:type="simple" xlink:href="https://github.com/Pret-a-LLOD/termitup" text:style-name="Internet_20_link" text:visited-style-name="Visited_20_Internet_20_Link"><text:span text:style-name="T10">GitHub</text:span></text:a></text:p>
            <text:p text:style-name="P56"><text:a xlink:type="simple" xlink:href="https://hub.docker.com/r/pretallod/lex-termitup" text:style-name="Internet_20_link" text:visited-style-name="Visited_20_Internet_20_Link"><text:span text:style-name="T10">dockerHpretallod/lex-termitup - Docker Imageub</text:span></text:a></text:p>
          </table:table-cell>
          <table:table-cell table:style-name="Table3.A1" office:value-type="string">
            <text:p text:style-name="P43">-docker pull pretallod/lex-termitup</text:p>
            <text:p text:style-name="P43">-docker run -p 8001:8080 -t pretallod/lex-termitup</text:p>
            <text:p text:style-name="P40"/>
            <text:p text:style-name="P56"><text:span text:style-name="T11">-</text:span><text:span text:style-name="T4">did not able to run ‘</text:span></text:p>
            <text:p text:style-name="P49">   <text:span text:style-name="T28">Use a production WSGI server instead.</text:span></text:p>
            <text:p text:style-name="P49"> <text:span text:style-name="T28">* Debug mode: off’</text:span></text:p>
            <text:p text:style-name="P43">-I am not sure whether my command is correct since in docker file i see Expose 80 instead of commonly used Expose 8080</text:p>
            <text:p text:style-name="Table_20_Contents"/>
          </table:table-cell>
          <table:table-cell table:style-name="Table3.A1" office:value-type="string">
            <text:p text:style-name="P43">not able to test. Since did not able to run it</text:p>
          </table:table-cell>
          <table:table-cell table:style-name="Table3.A1" office:value-type="string">
            <text:p text:style-name="P43">-Plz add installation and run command (docker run command with port number)</text:p>
            <text:p text:style-name="Table_20_Contents"/>
          </table:table-cell>
        </table:table-row>
        <table:table-row>
          <table:table-cell table:style-name="Table3.A1" office:value-type="string">
            <text:p text:style-name="P43">6.</text:p>
            <text:p text:style-name="Table_20_Contents"/>
          </table:table-cell>
          <table:table-cell table:style-name="Table3.A1" office:value-type="string">
            <text:p text:style-name="P43">CBL</text:p>
          </table:table-cell>
          <table:table-cell table:style-name="Table3.A1" office:value-type="string">
            <text:p text:style-name="P43">-docker pull pretallod/lex-cbl</text:p>
            <text:p text:style-name="P43">-docker run -p 8010:8080 -t pretallod/lex-cbl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43">7. </text:p>
          </table:table-cell>
          <table:table-cell table:style-name="Table3.A1" office:value-type="string">
            <text:p text:style-name="P43">Fintan-UI</text:p>
            <text:p text:style-name="P40"/>
            <text:p text:style-name="P43">https://github.com/acoli-repo/fintan-ui.git</text:p>
            <text:p text:style-name="Table_20_Contents"><text:line-break/></text:p>
          </table:table-cell>
          <table:table-cell table:style-name="Table3.A1" office:value-type="string">
            <text:p text:style-name="P43">git clone  https://github.com/acoli-repo/fintan-ui.git</text:p>
            <text:p text:style-name="P40"/>
            <text:p text:style-name="P43">docker build -t fintanui:latest . </text:p>
            <text:p text:style-name="P40"/>
            <text:p text:style-name="P43">docker run -p 8080:3009 -it fintanui:latest</text:p>
            <text:p text:style-name="P40"/>
            <text:p text:style-name="P43">The interface showed up at </text:p>
            <text:p text:style-name="P43">http://localhost:8080</text:p>
            <text:p text:style-name="Table_20_Contents"/>
          </table:table-cell>
          <table:table-cell table:style-name="Table3.A1" office:value-type="string">
            <text:p text:style-name="P43">The docker command of the pipe line does not work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43">8.</text:p>
          </table:table-cell>
          <table:table-cell table:style-name="Table3.A1" office:value-type="string">
            <text:p text:style-name="P43">Teanga</text:p>
          </table:table-cell>
          <table:table-cell table:style-name="Table3.A1" office:value-type="string">
            <text:p text:style-name="P43">https://pret-a-llod.github.io/teanga/</text:p>
            <text:p text:style-name="Table_20_Contents"/>
          </table:table-cell>
          <table:table-cell table:style-name="Table3.A1" office:value-type="string">
            <text:p text:style-name="P43">Installation works</text:p>
            <text:p text:style-name="P43">-simple pipeline does not work</text:p>
            <text:p text:style-name="P43">-complex pipeline does not work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43">9. </text:p>
          </table:table-cell>
          <table:table-cell table:style-name="Table3.A1" office:value-type="string">
            <text:p text:style-name="P43">LIngHub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43">10.</text:p>
          </table:table-cell>
          <table:table-cell table:style-name="Table3.A1" office:value-type="string">
            <text:p text:style-name="P48">Apertium Dictionary</text:p>
          </table:table-cell>
          <table:table-cell table:style-name="Table3.A1" office:value-type="string">
            <text:p text:style-name="P43">http://dbserver.acoli.cs.uni-frankfurt.de:5006/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1"><text:soft-page-break/>cider entity matching: 165 seco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11:18:34.587218699</meta:creation-date>
    <dc:date>2022-06-26T00:34:12.060125099</dc:date>
    <meta:editing-duration>PT8H42M42S</meta:editing-duration>
    <meta:editing-cycles>23</meta:editing-cycles>
    <meta:generator>LibreOffice/6.0.7.3$Linux_X86_64 LibreOffice_project/00m0$Build-3</meta:generator>
    <meta:document-statistic meta:table-count="3" meta:image-count="0" meta:object-count="0" meta:page-count="7" meta:paragraph-count="274" meta:word-count="688" meta:character-count="5708" meta:non-whitespace-character-count="5257"/>
  </office:meta>
</office:document-meta>
</file>